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number-columns-repeated="4" table:style-name="ce1"/>
          <table:table-cell office:value-type="string" table:number-columns-spanned="3" table:number-rows-spanned="1" table:style-name="ce3">
            <text:p>DC-DC Display</text:p>
          </table:table-cell>
          <table:covered-table-cell table:number-columns-repeated="2"/>
          <table:table-cell office:value-type="string" table:number-columns-spanned="4" table:number-rows-spanned="1" table:style-name="ce3">
            <text:p>Power Meter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">
            <text:p>Input V</text:p>
          </table:table-cell>
          <table:table-cell office:value-type="string" table:style-name="ce1">
            <text:p>Input A</text:p>
          </table:table-cell>
          <table:table-cell office:value-type="string" table:style-name="ce1">
            <text:p>Input W</text:p>
          </table:table-cell>
          <table:table-cell office:value-type="string" table:style-name="ce1">
            <text:p>Output V</text:p>
          </table:table-cell>
          <table:table-cell office:value-type="string" table:style-name="ce1">
            <text:p>Output A</text:p>
          </table:table-cell>
          <table:table-cell office:value-type="string" table:style-name="ce1">
            <text:p>Output W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Output V</text:p>
          </table:table-cell>
          <table:table-cell office:value-type="string" table:style-name="ce1">
            <text:p>Output A</text:p>
          </table:table-cell>
          <table:table-cell office:value-type="string" table:style-name="ce1">
            <text:p>Output W</text:p>
          </table:table-cell>
          <table:table-cell office:value-type="string" table:style-name="ce1">
            <text:p>Efficiency</text:p>
          </table:table-cell>
          <table:table-cell table:number-columns-repeated="16373"/>
        </table:table-row>
        <table:table-row table:style-name="ro1">
          <table:table-cell office:value-type="float" office:value="24.39" table:style-name="ce2">
            <text:p>24.39</text:p>
          </table:table-cell>
          <table:table-cell office:value-type="float" office:value="4.97" table:style-name="ce2">
            <text:p>4.97</text:p>
          </table:table-cell>
          <table:table-cell office:value-type="string" office:string-value="121.2183" table:formula="of:=IMPRODUCT([.A3];[.B3])" table:style-name="ce2">
            <text:p>121.2183</text:p>
          </table:table-cell>
          <table:table-cell office:value-type="float" office:value="5" table:style-name="ce2">
            <text:p>5</text:p>
          </table:table-cell>
          <table:table-cell office:value-type="float" office:value="21.3" table:style-name="ce2">
            <text:p>21.3</text:p>
          </table:table-cell>
          <table:table-cell office:value-type="string" office:string-value="106.5" table:formula="of:=IMPRODUCT([.D3];[.E3])" table:style-name="ce2">
            <text:p>106.5</text:p>
          </table:table-cell>
          <table:table-cell office:value-type="float" office:value="87.858021437357209" table:formula="of:=IMDIV(IMPRODUCT([.D3];[.E3]);IMPRODUCT([.A3];[.B3]))*100" table:style-name="ce2">
            <text:p>87.85802144</text:p>
          </table:table-cell>
          <table:table-cell office:value-type="float" office:value="4.87" table:style-name="ce2">
            <text:p>4.87</text:p>
          </table:table-cell>
          <table:table-cell office:value-type="float" office:value="21.55" table:style-name="ce2">
            <text:p>21.55</text:p>
          </table:table-cell>
          <table:table-cell office:value-type="string" office:string-value="104.9485" table:formula="of:=IMPRODUCT([.H3];[.I3])" table:style-name="ce2">
            <text:p>104.9485</text:p>
          </table:table-cell>
          <table:table-cell office:value-type="float" office:value="86.578099181394194" table:formula="of:=IMDIV(IMPRODUCT([.H3];[.I3]);IMPRODUCT([.A3];[.B3]))*100" table:style-name="ce2">
            <text:p>86.57809918</text:p>
          </table:table-cell>
          <table:table-cell table:number-columns-repeated="16373"/>
        </table:table-row>
        <table:table-row table:style-name="ro1">
          <table:table-cell office:value-type="float" office:value="24.26" table:style-name="ce2">
            <text:p>24.26</text:p>
          </table:table-cell>
          <table:table-cell office:value-type="float" office:value="13.47" table:style-name="ce2">
            <text:p>13.47</text:p>
          </table:table-cell>
          <table:table-cell office:value-type="string" office:string-value="326.7822" table:formula="of:=IMPRODUCT([.A4];[.B4])" table:style-name="ce2">
            <text:p>326.7822</text:p>
          </table:table-cell>
          <table:table-cell office:value-type="float" office:value="8.39" table:style-name="ce2">
            <text:p>8.39</text:p>
          </table:table-cell>
          <table:table-cell office:value-type="float" office:value="35.4" table:style-name="ce2">
            <text:p>35.4</text:p>
          </table:table-cell>
          <table:table-cell office:value-type="string" office:string-value="297.006" table:formula="of:=IMPRODUCT([.D4];[.E4])" table:style-name="ce2">
            <text:p>297.006</text:p>
          </table:table-cell>
          <table:table-cell office:value-type="float" office:value="90.888059386343599" table:formula="of:=IMDIV(IMPRODUCT([.D4];[.E4]);IMPRODUCT([.A4];[.B4]))*100" table:style-name="ce2">
            <text:p>90.88805939</text:p>
          </table:table-cell>
          <table:table-cell office:value-type="float" office:value="8.1999999999999993" table:style-name="ce2">
            <text:p>8.2</text:p>
          </table:table-cell>
          <table:table-cell office:value-type="float" office:value="35.82" table:style-name="ce2">
            <text:p>35.82</text:p>
          </table:table-cell>
          <table:table-cell office:value-type="string" office:string-value="293.724" table:formula="of:=IMPRODUCT([.H4];[.I4])" table:style-name="ce2">
            <text:p>293.724</text:p>
          </table:table-cell>
          <table:table-cell office:value-type="float" office:value="89.883720716734302" table:formula="of:=IMDIV(IMPRODUCT([.H4];[.I4]);IMPRODUCT([.A4];[.B4]))*100" table:style-name="ce2">
            <text:p>89.88372072</text:p>
          </table:table-cell>
          <table:table-cell table:number-columns-repeated="16373"/>
        </table:table-row>
        <table:table-row table:style-name="ro1">
          <table:table-cell office:value-type="float" office:value="24.22" table:style-name="ce2">
            <text:p>24.22</text:p>
          </table:table-cell>
          <table:table-cell office:value-type="float" office:value="17.059999999999999" table:style-name="ce2">
            <text:p>17.06</text:p>
          </table:table-cell>
          <table:table-cell office:value-type="string" office:string-value="413.1932" table:formula="of:=IMPRODUCT([.A5];[.B5])" table:style-name="ce2">
            <text:p>413.1932</text:p>
          </table:table-cell>
          <table:table-cell office:value-type="float" office:value="9.51" table:style-name="ce2">
            <text:p>9.51</text:p>
          </table:table-cell>
          <table:table-cell office:value-type="float" office:value="40" table:style-name="ce2">
            <text:p>40</text:p>
          </table:table-cell>
          <table:table-cell office:value-type="string" office:string-value="380.4" table:formula="of:=IMPRODUCT([.D5];[.E5])" table:style-name="ce2">
            <text:p>380.4</text:p>
          </table:table-cell>
          <table:table-cell office:value-type="float" office:value="92.063470550822203" table:formula="of:=IMDIV(IMPRODUCT([.D5];[.E5]);IMPRODUCT([.A5];[.B5]))*100" table:style-name="ce2">
            <text:p>92.06347055</text:p>
          </table:table-cell>
          <table:table-cell office:value-type="float" office:value="9.32" table:style-name="ce2">
            <text:p>9.32</text:p>
          </table:table-cell>
          <table:table-cell office:value-type="float" office:value="40.4" table:style-name="ce2">
            <text:p>40.4</text:p>
          </table:table-cell>
          <table:table-cell office:value-type="string" office:string-value="376.528" table:formula="of:=IMPRODUCT([.H5];[.I5])" table:style-name="ce2">
            <text:p>376.528</text:p>
          </table:table-cell>
          <table:table-cell office:value-type="float" office:value="91.126378652891702" table:formula="of:=IMDIV(IMPRODUCT([.H5];[.I5]);IMPRODUCT([.A5];[.B5]))*100" table:style-name="ce2">
            <text:p>91.12637865</text:p>
          </table:table-cell>
          <table:table-cell table:number-columns-repeated="16373"/>
        </table:table-row>
        <table:table-row table:style-name="ro1">
          <table:table-cell office:value-type="float" office:value="24.21" table:style-name="ce2">
            <text:p>24.21</text:p>
          </table:table-cell>
          <table:table-cell office:value-type="float" office:value="21.76" table:style-name="ce2">
            <text:p>21.76</text:p>
          </table:table-cell>
          <table:table-cell office:value-type="string" office:string-value="526.8096" table:formula="of:=IMPRODUCT([.A6];[.B6])" table:style-name="ce2">
            <text:p>526.8096</text:p>
          </table:table-cell>
          <table:table-cell office:value-type="float" office:value="10.7" table:style-name="ce2">
            <text:p>10.7</text:p>
          </table:table-cell>
          <table:table-cell office:value-type="float" office:value="45.1" table:style-name="ce2">
            <text:p>45.1</text:p>
          </table:table-cell>
          <table:table-cell office:value-type="string" office:string-value="482.57" table:formula="of:=IMPRODUCT([.D6];[.E6])" table:style-name="ce2">
            <text:p>482.57</text:p>
          </table:table-cell>
          <table:table-cell office:value-type="float" office:value="91.602355006438799" table:formula="of:=IMDIV(IMPRODUCT([.D6];[.E6]);IMPRODUCT([.A6];[.B6]))*100" table:style-name="ce2">
            <text:p>91.60235501</text:p>
          </table:table-cell>
          <table:table-cell office:value-type="float" office:value="10.54" table:style-name="ce2">
            <text:p>10.54</text:p>
          </table:table-cell>
          <table:table-cell office:value-type="float" office:value="45.5" table:style-name="ce2">
            <text:p>45.5</text:p>
          </table:table-cell>
          <table:table-cell office:value-type="string" office:string-value="479.57" table:formula="of:=IMPRODUCT([.H6];[.I6])" table:style-name="ce2">
            <text:p>479.57</text:p>
          </table:table-cell>
          <table:table-cell office:value-type="float" office:value="91.032889301941296" table:formula="of:=IMDIV(IMPRODUCT([.H6];[.I6]);IMPRODUCT([.A6];[.B6]))*100" table:style-name="ce2">
            <text:p>91.0328893</text:p>
          </table:table-cell>
          <table:table-cell table:number-columns-repeated="16373"/>
        </table:table-row>
        <table:table-row table:style-name="ro1">
          <table:table-cell office:value-type="float" office:value="24.17" table:style-name="ce2">
            <text:p>24.17</text:p>
          </table:table-cell>
          <table:table-cell office:value-type="float" office:value="26.98" table:style-name="ce2">
            <text:p>26.98</text:p>
          </table:table-cell>
          <table:table-cell office:value-type="string" office:string-value="652.1066" table:formula="of:=IMPRODUCT([.A7];[.B7])" table:style-name="ce2">
            <text:p>652.1066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office:value-type="string" office:string-value="600" table:formula="of:=IMPRODUCT([.D7];[.E7])" table:style-name="ce2">
            <text:p>600</text:p>
          </table:table-cell>
          <table:table-cell office:value-type="float" office:value="92.009496606843101" table:formula="of:=IMDIV(IMPRODUCT([.D7];[.E7]);IMPRODUCT([.A7];[.B7]))*100" table:style-name="ce2">
            <text:p>92.00949661</text:p>
          </table:table-cell>
          <table:table-cell office:value-type="float" office:value="11.81" table:style-name="ce2">
            <text:p>11.81</text:p>
          </table:table-cell>
          <table:table-cell office:value-type="float" office:value="50.51" table:style-name="ce2">
            <text:p>50.51</text:p>
          </table:table-cell>
          <table:table-cell office:value-type="string" office:string-value="596.5231" table:formula="of:=IMPRODUCT([.H7];[.I7])" table:style-name="ce2">
            <text:p>596.5231</text:p>
          </table:table-cell>
          <table:table-cell office:value-type="float" office:value="91.476316908922598" table:formula="of:=IMDIV(IMPRODUCT([.H7];[.I7]);IMPRODUCT([.A7];[.B7]))*100" table:style-name="ce2">
            <text:p>91.47631691</text:p>
          </table:table-cell>
          <table:table-cell table:number-columns-repeated="16373"/>
        </table:table-row>
        <table:table-row table:style-name="ro1">
          <table:table-cell office:value-type="float" office:value="24.15" table:style-name="ce2">
            <text:p>24.15</text:p>
          </table:table-cell>
          <table:table-cell office:value-type="float" office:value="32.57" table:style-name="ce2">
            <text:p>32.57</text:p>
          </table:table-cell>
          <table:table-cell office:value-type="string" office:string-value="786.5655" table:formula="of:=IMPRODUCT([.A8];[.B8])" table:style-name="ce2">
            <text:p>786.5655</text:p>
          </table:table-cell>
          <table:table-cell office:value-type="float" office:value="13.3" table:style-name="ce2">
            <text:p>13.3</text:p>
          </table:table-cell>
          <table:table-cell office:value-type="float" office:value="54.7" table:style-name="ce2">
            <text:p>54.7</text:p>
          </table:table-cell>
          <table:table-cell office:value-type="string" office:string-value="727.51" table:formula="of:=IMPRODUCT([.D8];[.E8])" table:style-name="ce2">
            <text:p>727.51</text:p>
          </table:table-cell>
          <table:table-cell office:value-type="float" office:value="92.4919793710759" table:formula="of:=IMDIV(IMPRODUCT([.D8];[.E8]);IMPRODUCT([.A8];[.B8]))*100" table:style-name="ce2">
            <text:p>92.49197937</text:p>
          </table:table-cell>
          <table:table-cell office:value-type="float" office:value="13.07" table:style-name="ce2">
            <text:p>13.07</text:p>
          </table:table-cell>
          <table:table-cell office:value-type="float" office:value="55.32" table:style-name="ce2">
            <text:p>55.32</text:p>
          </table:table-cell>
          <table:table-cell office:value-type="string" office:string-value="723.0324" table:formula="of:=IMPRODUCT([.H8];[.I8])" table:style-name="ce2">
            <text:p>723.0324</text:p>
          </table:table-cell>
          <table:table-cell office:value-type="float" office:value="91.922719722642299" table:formula="of:=IMDIV(IMPRODUCT([.H8];[.I8]);IMPRODUCT([.A8];[.B8]))*100" table:style-name="ce2">
            <text:p>91.92271972</text:p>
          </table:table-cell>
          <table:table-cell table:number-columns-repeated="16373"/>
        </table:table-row>
        <table:table-row table:style-name="ro1">
          <table:table-cell office:value-type="float" office:value="24.19" table:style-name="ce2">
            <text:p>24.19</text:p>
          </table:table-cell>
          <table:table-cell office:value-type="float" office:value="21.7" table:style-name="ce2">
            <text:p>21.7</text:p>
          </table:table-cell>
          <table:table-cell office:value-type="string" office:string-value="524.923" table:formula="of:=IMPRODUCT([.A9];[.B9])" table:style-name="ce2">
            <text:p>524.923</text:p>
          </table:table-cell>
          <table:table-cell office:value-type="float" office:value="10.7" table:style-name="ce2">
            <text:p>10.7</text:p>
          </table:table-cell>
          <table:table-cell office:value-type="float" office:value="45.1" table:style-name="ce2">
            <text:p>45.1</text:p>
          </table:table-cell>
          <table:table-cell office:value-type="string" office:string-value="482.57" table:formula="of:=IMPRODUCT([.D9];[.E9])" table:style-name="ce2">
            <text:p>482.57</text:p>
          </table:table-cell>
          <table:table-cell office:value-type="float" office:value="91.931578536280597" table:formula="of:=IMDIV(IMPRODUCT([.D9];[.E9]);IMPRODUCT([.A9];[.B9]))*100" table:style-name="ce2">
            <text:p>91.93157854</text:p>
          </table:table-cell>
          <table:table-cell office:value-type="float" office:value="10.52" table:style-name="ce2">
            <text:p>10.52</text:p>
          </table:table-cell>
          <table:table-cell office:value-type="float" office:value="45.44" table:style-name="ce2">
            <text:p>45.44</text:p>
          </table:table-cell>
          <table:table-cell office:value-type="string" office:string-value="478.0288" table:formula="of:=IMPRODUCT([.H9];[.I9])" table:style-name="ce2">
            <text:p>478.0288</text:p>
          </table:table-cell>
          <table:table-cell office:value-type="float" office:value="91.066461176210595" table:formula="of:=IMDIV(IMPRODUCT([.H9];[.I9]);IMPRODUCT([.A9];[.B9]))*100" table:style-name="ce2">
            <text:p>91.06646118</text:p>
          </table:table-cell>
          <table:table-cell table:number-columns-repeated="16373"/>
        </table:table-row>
        <table:table-row table:style-name="ro1">
          <table:table-cell office:value-type="float" office:value="24.2" table:style-name="ce2">
            <text:p>24.2</text:p>
          </table:table-cell>
          <table:table-cell office:value-type="float" office:value="20.46" table:style-name="ce2">
            <text:p>20.46</text:p>
          </table:table-cell>
          <table:table-cell office:value-type="string" office:string-value="495.132" table:formula="of:=IMPRODUCT([.A10];[.B10])" table:style-name="ce2">
            <text:p>495.132</text:p>
          </table:table-cell>
          <table:table-cell table:style-name="ce2"/>
          <table:table-cell office:value-type="float" office:value="43.9" table:style-name="ce2">
            <text:p>43.9</text:p>
          </table:table-cell>
          <table:table-cell office:value-type="string" office:string-value="0" table:formula="of:=IMPRODUCT([.D10];[.E10])" table:style-name="ce2">
            <text:p>0</text:p>
          </table:table-cell>
          <table:table-cell office:value-type="float" office:value="0" table:formula="of:=IMDIV(IMPRODUCT([.D10];[.E10]);IMPRODUCT([.A10];[.B10]))*100" table:style-name="ce2">
            <text:p>0</text:p>
          </table:table-cell>
          <table:table-cell office:value-type="float" office:value="10.24" table:style-name="ce2">
            <text:p>10.24</text:p>
          </table:table-cell>
          <table:table-cell office:value-type="float" office:value="44.2" table:style-name="ce2">
            <text:p>44.2</text:p>
          </table:table-cell>
          <table:table-cell office:value-type="string" office:string-value="452.608" table:formula="of:=IMPRODUCT([.H10];[.I10])" table:style-name="ce2">
            <text:p>452.608</text:p>
          </table:table-cell>
          <table:table-cell office:value-type="float" office:value="91.411583173779903" table:formula="of:=IMDIV(IMPRODUCT([.H10];[.I10]);IMPRODUCT([.A10];[.B10]))*100" table:style-name="ce2">
            <text:p>91.41158317</text:p>
          </table:table-cell>
          <table:table-cell table:number-columns-repeated="16373"/>
        </table:table-row>
        <table:table-row table:style-name="ro1">
          <table:table-cell office:value-type="float" office:value="24.2" table:style-name="ce2">
            <text:p>24.2</text:p>
          </table:table-cell>
          <table:table-cell office:value-type="float" office:value="21.53" table:style-name="ce2">
            <text:p>21.53</text:p>
          </table:table-cell>
          <table:table-cell office:value-type="string" office:string-value="521.026" table:formula="of:=IMPRODUCT([.A11];[.B11])" table:style-name="ce2">
            <text:p>521.026</text:p>
          </table:table-cell>
          <table:table-cell table:style-name="ce2"/>
          <table:table-cell office:value-type="float" office:value="44.9" table:style-name="ce2">
            <text:p>44.9</text:p>
          </table:table-cell>
          <table:table-cell office:value-type="string" office:string-value="0" table:formula="of:=IMPRODUCT([.D11];[.E11])" table:style-name="ce2">
            <text:p>0</text:p>
          </table:table-cell>
          <table:table-cell office:value-type="float" office:value="0" table:formula="of:=IMDIV(IMPRODUCT([.D11];[.E11]);IMPRODUCT([.A11];[.B11]))*100" table:style-name="ce2">
            <text:p>0</text:p>
          </table:table-cell>
          <table:table-cell office:value-type="float" office:value="10.51" table:style-name="ce2">
            <text:p>10.51</text:p>
          </table:table-cell>
          <table:table-cell office:value-type="float" office:value="45.3" table:style-name="ce2">
            <text:p>45.3</text:p>
          </table:table-cell>
          <table:table-cell office:value-type="string" office:string-value="476.103" table:formula="of:=IMPRODUCT([.H11];[.I11])" table:style-name="ce2">
            <text:p>476.103</text:p>
          </table:table-cell>
          <table:table-cell office:value-type="float" office:value="91.377973460057703" table:formula="of:=IMDIV(IMPRODUCT([.H11];[.I11]);IMPRODUCT([.A11];[.B11]))*100" table:style-name="ce2">
            <text:p>91.37797346</text:p>
          </table:table-cell>
          <table:table-cell table:number-columns-repeated="16373"/>
        </table:table-row>
        <table:table-row table:style-name="ro1">
          <table:table-cell office:value-type="float" office:value="24.36" table:style-name="ce2">
            <text:p>24.36</text:p>
          </table:table-cell>
          <table:table-cell office:value-type="float" office:value="6.43" table:style-name="ce2">
            <text:p>6.43</text:p>
          </table:table-cell>
          <table:table-cell office:value-type="string" office:string-value="156.6348" table:formula="of:=IMPRODUCT([.A12];[.B12])" table:style-name="ce2">
            <text:p>156.6348</text:p>
          </table:table-cell>
          <table:table-cell table:style-name="ce2"/>
          <table:table-cell office:value-type="float" office:value="24.7" table:style-name="ce2">
            <text:p>24.7</text:p>
          </table:table-cell>
          <table:table-cell office:value-type="string" office:string-value="0" table:formula="of:=IMPRODUCT([.D12];[.E12])" table:style-name="ce2">
            <text:p>0</text:p>
          </table:table-cell>
          <table:table-cell office:value-type="float" office:value="0" table:formula="of:=IMDIV(IMPRODUCT([.D12];[.E12]);IMPRODUCT([.A12];[.B12]))*100" table:style-name="ce2">
            <text:p>0</text:p>
          </table:table-cell>
          <table:table-cell office:value-type="float" office:value="5.59" table:style-name="ce2">
            <text:p>5.59</text:p>
          </table:table-cell>
          <table:table-cell office:value-type="float" office:value="24.7" table:style-name="ce2">
            <text:p>24.7</text:p>
          </table:table-cell>
          <table:table-cell office:value-type="string" office:string-value="138.073" table:formula="of:=IMPRODUCT([.H12];[.I12])" table:style-name="ce2">
            <text:p>138.073</text:p>
          </table:table-cell>
          <table:table-cell office:value-type="float" office:value="88.149632137941197" table:formula="of:=IMDIV(IMPRODUCT([.H12];[.I12]);IMPRODUCT([.A12];[.B12]))*100" table:style-name="ce2">
            <text:p>88.14963214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office:string-value="0" table:formula="of:=IMPRODUCT([.A13];[.B13])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office:string-value="0" table:formula="of:=IMPRODUCT([.D13];[.E13])" table:style-name="ce2">
            <text:p>0</text:p>
          </table:table-cell>
          <table:table-cell office:value-type="float" office:value="0" table:formula="of:=IMDIV(IMPRODUCT([.D13];[.E13]);IMPRODUCT([.A13];[.B13]))*100" table:style-name="ce2">
            <text:p>#NUM!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office:string-value="0" table:formula="of:=IMPRODUCT([.H13];[.I13])" table:style-name="ce2">
            <text:p>0</text:p>
          </table:table-cell>
          <table:table-cell office:value-type="float" office:value="0" table:formula="of:=IMDIV(IMPRODUCT([.H13];[.I13]);IMPRODUCT([.A13];[.B13]))*100" table:style-name="ce2">
            <text:p>#NUM!</text:p>
          </table:table-cell>
          <table:table-cell table:number-columns-repeated="16373"/>
        </table:table-row>
        <table:table-row table:number-rows-repeated="37" table:style-name="ro1">
          <table:table-cell table:number-columns-repeated="11" table:style-name="ce2"/>
          <table:table-cell table:number-columns-repeated="16373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Andrew Kemnitz</dc:creator>
    <meta:creation-date>2017-10-20T23:41:04Z</meta:creation-date>
    <dc:date>2021-01-25T06:55:45Z</dc:date>
    <meta:editing-cycles>1</meta:editing-cycles>
    <meta:editing-duration>PT418425S</meta:editing-duration>
  </office:meta>
</office:document-meta>
</file>